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Základnítext" style:family="paragraph">
      <style:text-properties fo:background-color="#FFFF00"/>
    </style:style>
    <style:style style:name="P24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"/><text:bookmark-start text:name="Text2"/>K 106 39/2018<text:bookmark-end text:name="Text1"/></text:p>
            <text:p text:style-name="Normální">KVOP-37564/2018<text:bookmark-end text:name="Text2"/></text:p>
            <text:p text:style-name="Normální"><text:bookmark-start text:name="Text6"/>24. 08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4"/><text:bookmark-start text:name="Text7"/>Vážený pan<text:bookmark-end text:name="Text4"/></text:p>
            <text:p text:style-name="Normální"><text:bookmark-end text:name="Text7"/>M. Č.</text:p>
            <text:p text:style-name="Normální">nar.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 a rozhodnutí o částečném odmítnutí žádosti</text:h>
      <text:p text:style-name="Základnítext">Vážený pane Č.,</text:p>
      <text:p text:style-name="Základnítext">dne 16. 8. 2018 byla do Kanceláře veřejného ochránce práv doručena Vaše žádost podle zákona č. 106/1999 Sb., o svobodném přístupu k informacím, ve znění pozdějších předpisů, kterou žádáte:</text:p>
      <text:list text:style-name="LFO5" text:continue-numbering="true">
        <text:list-item>
          <text:p text:style-name="P17">Platný zákon o výkonu trestu,</text:p>
        </text:list-item>
        <text:list-item>
          <text:p text:style-name="P18">platný zákon o Vězeňské službě a justiční stráži,</text:p>
        </text:list-item>
        <text:list-item>
          <text:p text:style-name="P19">zprávy ze systematických návštěv věznic, detenčních ústavů, dětských domovů a výchovných ústavů,</text:p>
        </text:list-item>
        <text:list-item>
          <text:p text:style-name="P20">Svoboda, Milan. K soudnímu přezkumu rozhodnutí vydaných v kázeňském řízení proti odsouzenému. Praha: Právní rozhledy, 13/2011, s. 476, ISSN 1210-6410,</text:p>
        </text:list-item>
        <text:list-item>
          <text:p text:style-name="P21">Motejl, Otakar a kol. Vězeňství. Praha: Wolters Kluwer ČR, 2010, 336 s. ISBN 978-80-7357-606-6,</text:p>
        </text:list-item>
        <text:list-item>
          <text:p text:style-name="P22">Svoboda, Milan. Důkladné osobní prohlídky. České vězeňství. 2015, č. 2, s. 22-23. ISSN 1213-9237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Zákon č. 169/1999 Sb., o výkonu trestu odnětí svobody, v platném znění.</text:p>
      <text:p text:style-name="Základnítext">K bodu č. 2</text:p>
      <text:p text:style-name="Základnítext">Zákon č. 555/1992 Sb., o Vězeňské službě a justiční stráži<text:s/>České republiky, v platném znění.</text:p>
      <text:p text:style-name="Základnítext">K bodu č. 3</text:p>
      <text:p text:style-name="Základnítext">Zpráva veřejného ochránce práv ze systematických návštěv věznic (2016)</text:p>
      <text:p text:style-name="Základnítext">Zpráva veřejného ochránce práv ze systematických návštěv školských zařízení pro výkon ústavní výchovy a ochranné výchovy (2011), která zahrnuje výchovné ústavy i dětské domovy.</text:p>
      <text:soft-page-break/>
      <text:p text:style-name="Základnítext">Zprávu veřejného ochránce práv ze systematických návštěv ústavů pro výkon zabezpečovací detence nelze poskytnout,<text:s/>blíže viz rozhodnutí o<text:s/>částečném odmítnutí informací.</text:p>
      <text:p text:style-name="Základnítext">K bodu č. 4</text:p>
      <text:p text:style-name="Základnítext">Tuto informaci nelze poskytnout, blíže viz rozhodnutí o<text:s/>částečném odmítnutí informací.</text:p>
      <text:p text:style-name="Základnítext">K bodu č. 5</text:p>
      <text:p text:style-name="Základnítext">Motejl, Otakar a kol. Vězeňství. Praha: Wolters Kluwer ČR, 2010, 336 s. ISBN 978-80-7357-606-6.</text:p>
      <text:p text:style-name="Základnítext">K bodu č. 6</text:p>
      <text:p text:style-name="Základnítext">Svoboda, Milan. Důkladné osobní prohlídky. České vězeňství. 2015, č. 2, s. 22-23. ISSN 1213-9237.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 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částečně odmítá</text:span><text:s/>žádost pana M.<text:s/>Č., nar. Xx.xx.xxxx, t.č. ve výkonu trestu odnětí svobody ve Věznici<text:s/>M.<text:s/>ze dne 16. 8. 2018<text:s/></text:p>
      <text:p text:style-name="Základnítext">K bodu č. 3</text:p>
      <text:p text:style-name="Základnítext">podle<text:s/>ustanovení § 2 odst. 4<text:s/>zákona o svobodném přístupu k informacím, neboť Zpráva veřejného ochránce práv ze systematických návštěv ústavů pro výkon zabezpečovací detence nebyla dosud vydána. Požadovaná informace tak neexistuje.</text:p>
      <text:p text:style-name="Základnítext">K bodu č. 4</text:p>
      <text:p text:style-name="Základnítext">podle ustanovení § 11 odst. 2 písm. c) zákona o svobodném přístupu k informacím, neboť<text:span text:style-name="instrukce"><text:s/>poskytnutím této informace by byla porušena ochrana práv třetích osob k předmětu práva autorského.</text:span></text:p>
      <text:h text:style-name="Nadpis1" text:outline-level="1">Odůvodnění</text:h>
      <text:p text:style-name="Základnítext">Dne 16. 8. 2018 se<text:s/>na veřejného ochránce práv obrátil M.<text:s/>Č.<text:s/>se žádostí podle zákona o svobodném přístupu k informacím. Požadoval poskytnutí zprávy veřejného ochránce práv k systematickým návštěvám detenčních ústavů (bod 3) a článku v komerčním odborném periodiku:<text:s/>Svoboda, Milan. K soudnímu přezkumu rozhodnutí vydaných<text:s/><text:soft-page-break/>v kázeňském řízení proti odsouzenému. Praha: Právní rozhledy, 13/2011, s. 476, ISSN 1210-6410<text:s/>(bod 4).<text:s/></text:p>
      <text:p text:style-name="Základnítext">V souladu s ustanovením § 2 odst. 4 zákona o svobodném přístupu k informacím byla žádost částečně odmítnuta, protože pod bodem 3 žadatel požadoval informaci, která neexistuje. Požadovaná zpráva dosud nebyla vydána.</text:p>
      <text:p text:style-name="Základnítext">V souladu s ustanovením § 11 odst. 2 písm. c) zákona o svobodném přístupu k informacím byla žádost částečně odmítnuta, protože pod bodem 4 žadatel požadoval článek publikovaný v komerčním odborném periodiku, nejedná se o bezplatnou a veřejnou informaci. Poskytnutím této informace by tedy<text:span text:style-name="instrukce"><text:s/>byla porušena ochrana práv třetích osob k předmětu práva autorského.</text:span></text:p>
      <text:p text:style-name="Základnítext">Veškeré ostatní požadované informace<text:s/>byly žadateli poskytnuty<text:s/>a doručeny spolu s tímto rozhodnutím.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 veřejného ochránce práv prostřednictvím ředitelky právní sekce.</text:p>
      <text:p text:style-name="P23"/>
      <text:p text:style-name="P24"/>
      <text:p text:style-name="podpis">Mgr. Petra Zdražilová</text:p>
      <text:p text:style-name="podpis">ředitelka právní sekce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 style:parent-style-name="Standardnípísmoodstavce">
      <style:text-properties style:font-name-complex="Times New Roman" fo:color="#954F72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S0TI*</text:span>*KVOPX008S0TI*</text:p>
        <text:p text:style-name="P12"><text:span text:style-name="T13">KVOPX008S0TI</text:span>KVOPX008S0T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25T07:59:00Z</meta:creation-date>
    <dc:date>2018-09-25T07:59:00Z</dc:date>
    <meta:print-date>2018-08-24T11:45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9" meta:word-count="687" meta:character-count="4734" meta:row-count="33" meta:non-whitespace-character-count="4056"/>
  </office:meta>
</office:document-meta>
</file>